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80000144F0000089683C4D963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draw:auto-grow-height="true" fo:min-height="4.505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fo:min-height="2.545cm"/>
    </style:style>
    <style:style style:name="pr4" style:family="presentation" style:parent-style-name="Vorlage_5f_Impress_5f_Präsentation1-outline1">
      <style:graphic-properties fo:min-height="10.798cm"/>
    </style:style>
    <style:style style:name="pr5" style:family="presentation" style:parent-style-name="Vorlage_5f_Impress_5f_Präsentation1-notes">
      <style:graphic-properties draw:fill-color="#ffffff" fo:min-height="13.364cm"/>
    </style:style>
    <style:style style:name="pr6" style:family="presentation" style:parent-style-name="Vorlage_5f_Impress_5f_Präsentation1-title">
      <style:graphic-properties draw:auto-grow-height="true" fo:min-height="2.545cm"/>
    </style:style>
    <style:style style:name="pr7" style:family="presentation" style:parent-style-name="Vorlage_5f_Impress_5f_Präsentation1-notes">
      <style:graphic-properties draw:fill-color="#ffffff" draw:auto-grow-height="true" fo:min-height="13.364cm"/>
    </style:style>
    <style:style style:name="pr8" style:family="presentation" style:parent-style-name="Vorlage_5f_Impress_5f_Präsentation1-subtitle">
      <style:graphic-properties draw:fill-color="#ffffff" fo:min-height="14.30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family="Arial" style:font-family-generic="swiss" style:font-pitch="variable" fo:font-size="22pt" style:font-size-asian="22pt" style:font-size-complex="22pt"/>
    </style:style>
    <style:style style:name="P3" style:family="paragraph">
      <style:paragraph-properties fo:text-align="justify"/>
    </style:style>
    <style:style style:name="P4" style:family="paragraph">
      <style:text-properties fo:font-size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family="Arial" style:font-family-generic="swiss" style:font-pitch="variabl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office:forms form:automatic-focus="false" form:apply-design-mode="false"/>
        <draw:frame presentation:style-name="pr1" draw:text-style-name="P1" draw:layer="layout" svg:width="22.6cm" svg:height="4.505cm" svg:x="1cm" svg:y="0.7cm" presentation:class="title" presentation:user-transformed="true">
          <draw:text-box>
            <text:p><text:span text:style-name="T1">Entwicklung eines Systems zur Erstellung und Bearbeitung von Programmieraufgaben für Java-Einsteiger</text:span></text:p>
          </draw:text-box>
        </draw:frame>
        <draw:frame draw:style-name="gr1" draw:text-style-name="P2" draw:layer="layout" svg:width="14.2cm" svg:height="1.979cm" svg:x="0.8cm" svg:y="9cm">
          <draw:text-box>
            <text:p><text:span text:style-name="T2">1. Gutachten: Dr. Guido Rößling</text:span></text:p>
            <text:p><text:span text:style-name="T2">2. Gutachten: M.Sc. Michael Ste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office:forms form:automatic-focus="false" form:apply-design-mode="false"/>
        <draw:frame presentation:style-name="pr3" draw:layer="layout" svg:width="18.45cm" svg:height="2.545cm" svg:x="0.6cm" svg:y="1.2cm" presentation:class="title" presentation:user-transformed="true">
          <draw:text-box>
            <text:p>Gliederung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" text:id="id1">Motivation</text:p>
              </text:list-item>
              <text:list-item>
                <text:p xml:id="id2" text:id="id2">Zielsetzung</text:p>
              </text:list-item>
              <text:list-item>
                <text:p xml:id="id3" text:id="id3">Verwandte Systeme</text:p>
              </text:list-item>
              <text:list-item>
                <text:p xml:id="id4" text:id="id4">Grundlagen</text:p>
              </text:list-item>
              <text:list-item>
                <text:p xml:id="id5" text:id="id5">Grundkonzept</text:p>
              </text:list-item>
              <text:list-item>
                <text:p xml:id="id6" text:id="id6">Umsetzung</text:p>
              </text:list-item>
              <text:list-item>
                <text:p xml:id="id7" text:id="id7">Live-Demo</text:p>
              </text:list-item>
              <text:list-item>
                <text:p xml:id="id8" text:id="id8" text:style-name="P3">Nutzungserfahrunge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Vorlage_5f_Impress_5f_Präsentation1" presentation:presentation-page-layout-name="AL2T1" xml:id="id9" draw:id="id9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Motivation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10" text:id="id10">Programmiersprache Java im ersten Semester</text:p>
              </text:list-item>
              <text:list-item>
                <text:p xml:id="id11" text:id="id11">Für manche schwieriger, überfordernder Einstieg</text:p>
                <text:list>
                  <text:list-item>
                    <text:p xml:id="id12" text:id="id12">Unterschiedliches Vorwissen</text:p>
                  </text:list-item>
                  <text:list-item>
                    <text:p xml:id="id13" text:id="id13">Komplexe Entwicklungsumgebungen</text:p>
                  </text:list-item>
                </text:list>
              </text:list-item>
              <text:list-item>
                <text:p xml:id="id14" text:id="id14">Leistungsunterschiede in Übungen</text:p>
                <text:list>
                  <text:list-item>
                    <text:p xml:id="id15" text:id="id15">Frustration durch schlechte Bewertungen</text:p>
                  </text:list-item>
                  <text:list-item>
                    <text:p xml:id="id16" text:id="id16">Überwindung, nach Hilfe zu Fragen</text:p>
                  </text:list-item>
                </text:list>
              </text:list-item>
              <text:list-item>
                <text:p xml:id="id17" text:id="id17">Lerndefizite, Durchfallen in der Prüfung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" anim:sub-item="text" smil:attributeName="visibility" smil:to="visible"/>
                  <anim:transitionFilter smil:dur="0.5s" smil:targetElement="id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Vorlage_5f_Impress_5f_Präsentation1" presentation:presentation-page-layout-name="AL2T1" xml:id="id18" draw:id="id18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Zielsetzung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19" text:id="id19">Vereinfachung des Einstiegs in Java durch:</text:p>
                <text:list>
                  <text:list-item>
                    <text:p xml:id="id20" text:id="id20">Einfache Entwicklungsumgebung als Programm auf dem eigenen PC</text:p>
                  </text:list-item>
                  <text:list-item>
                    <text:p xml:id="id21" text:id="id21">Übung ohne Bewertung durch Andere</text:p>
                  </text:list-item>
                  <text:list-item>
                    <text:p xml:id="id22" text:id="id22">Auf ein Programmierkonzept reduzierte Aufgaben</text:p>
                  </text:list-item>
                  <text:list-item>
                    <text:p xml:id="id23" text:id="id23">Verständliche und passende Hilfestellungen</text:p>
                  </text:list-item>
                </text:list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Vorlage_5f_Impress_5f_Präsentation1" presentation:presentation-page-layout-name="AL2T1" xml:id="id24" draw:id="id24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Verwandte Systeme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25" text:id="id25">BlueJ</text:p>
                <text:list>
                  <text:list-item>
                    <text:p xml:id="id26" text:id="id26">Speziell für die Lehre entwickelt</text:p>
                  </text:list-item>
                  <text:list-item>
                    <text:p xml:id="id27" text:id="id27">Anschauliche Darstellung von Konzepten der <text:s/>objektorientierten Programmierung</text:p>
                  </text:list-item>
                  <text:list-item>
                    <text:p xml:id="id28" text:id="id28">Probleme:</text:p>
                    <text:list>
                      <text:list-item>
                        <text:p xml:id="id29" text:id="id29">Aufwendige (Selbst-)Einarbeitung</text:p>
                      </text:list-item>
                      <text:list-item>
                        <text:p xml:id="id30" text:id="id30">Teils grafische Oberfläche statt Cod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Vorlage_5f_Impress_5f_Präsentation1" presentation:presentation-page-layout-name="AL2T1" xml:id="id31" draw:id="id31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Verwandte Systeme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32" text:id="id32">Java-Editor</text:p>
                <text:list>
                  <text:list-item>
                    <text:p xml:id="id33" text:id="id33">Einfache Erstellung kleiner Programme</text:p>
                  </text:list-item>
                  <text:list-item>
                    <text:p xml:id="id34" text:id="id34">Für Schulen entwickelt</text:p>
                  </text:list-item>
                  <text:list-item>
                    <text:p xml:id="id35" text:id="id35">Probleme:</text:p>
                    <text:list>
                      <text:list-item>
                        <text:p xml:id="id36" text:id="id36">Zu viele Hilfsmittel</text:p>
                      </text:list-item>
                      <text:list-item>
                        <text:p xml:id="id37" text:id="id37">Keine Fehlermarkierungen</text:p>
                      </text:list-item>
                      <text:list-item>
                        <text:p xml:id="id38" text:id="id38">Java-Fehlermeldunge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Vorlage_5f_Impress_5f_Präsentation1" presentation:presentation-page-layout-name="AL2T1" xml:id="id39" draw:id="id39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Verwandte Systeme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40" text:id="id40">CodingBat</text:p>
                <text:list>
                  <text:list-item>
                    <text:p xml:id="id41" text:id="id41">Website zum Lernen von grundlegenden Programmierkenntnissen in Java</text:p>
                  </text:list-item>
                  <text:list-item>
                    <text:p xml:id="id42" text:id="id42">Kurze, auf Methoden reduzierte Aufgaben</text:p>
                  </text:list-item>
                  <text:list-item>
                    <text:p xml:id="id43" text:id="id43">Probleme:</text:p>
                    <text:list>
                      <text:list-item>
                        <text:p xml:id="id44" text:id="id44">Internetverbindung nötig</text:p>
                      </text:list-item>
                      <text:list-item>
                        <text:p xml:id="id45" text:id="id45">Vorgegebene Aufgaben</text:p>
                      </text:list-item>
                      <text:list-item>
                        <text:p xml:id="id46" text:id="id46">Fehlermeldunge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Vorlage_5f_Impress_5f_Präsentation1" presentation:presentation-page-layout-name="AL2T1" xml:id="id47" draw:id="id47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Grundlagen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48" text:id="id48">Forschungsarbeiten</text:p>
                <text:list>
                  <text:list-item>
                    <text:p xml:id="id49" text:id="id49">Brown und Altadmri: Novice Java Programming Mistakes</text:p>
                    <text:list>
                      <text:list-item>
                        <text:p xml:id="id50" text:id="id50">Blackbox-Datensatz aus BlueJ</text:p>
                      </text:list-item>
                      <text:list-item>
                        <text:p xml:id="id51" text:id="id51">Analyse der Fehlerhäufigkeit und -schwere</text:p>
                      </text:list-item>
                      <text:list-item>
                        <text:p xml:id="id52" text:id="id52">Häufige und schwere Fehler sollten besonders gut erkannt und erklärt werden</text:p>
                      </text:list-item>
                      <text:list-item>
                        <text:p xml:id="id53" text:id="id53">Einschätzung vieler Lehrender weicht von der Analyse ab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Vorlage_5f_Impress_5f_Präsentation1" presentation:presentation-page-layout-name="AL2T1" xml:id="id54" draw:id="id54">
        <office:forms form:automatic-focus="false" form:apply-design-mode="false"/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list>
                  <text:list-item>
                    <text:p xml:id="id55" text:id="id55">Marceau, Fisler und Krishnamurthi: Mind Your Language</text:p>
                    <text:list>
                      <text:list-item>
                        <text:p xml:id="id56" text:id="id56">Analyse von Fehlermeldungen aus DrRacket</text:p>
                      </text:list-item>
                      <text:list-item>
                        <text:p xml:id="id57" text:id="id57">Empfehlungen für die Formulierung effektiver Fehlermeldungen</text:p>
                      </text:list-item>
                      <text:list-item>
                        <text:p xml:id="id58" text:id="id58">Gleiches Vokabular in Lehre und Programm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8.45cm" svg:height="2.545cm" svg:x="0.6cm" svg:y="1.201cm" presentation:class="title" presentation:user-transformed="true">
          <draw:text-box>
            <text:p>Grundlagen</text:p>
          </draw:text-box>
        </draw:frame>
        <anim:par presentation:node-type="timing-root">
          <anim:par smil:begin="id5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Vorlage_5f_Impress_5f_Präsentation1" presentation:presentation-page-layout-name="AL2T1" xml:id="id59" draw:id="id59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Grundkonzept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60" text:id="id60">Lehrende stellen Inhalte im Programm zur Verfügung</text:p>
                <text:list>
                  <text:list-item>
                    <text:p xml:id="id61" text:id="id61">Aufgaben</text:p>
                  </text:list-item>
                  <text:list-item>
                    <text:p xml:id="id62" text:id="id62">Hilfestellungen</text:p>
                  </text:list-item>
                </text:list>
              </text:list-item>
              <text:list-item>
                <text:p xml:id="id63" text:id="id63">Studierende lernen mit dem Programm</text:p>
                <text:list>
                  <text:list-item>
                    <text:p xml:id="id64" text:id="id64">Aufgaben bearbeiten</text:p>
                  </text:list-item>
                  <text:list-item>
                    <text:p xml:id="id65" text:id="id65">Bei Unklarheiten Hilfestellungen nutzen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Vorlage_5f_Impress_5f_Präsentation1" presentation:presentation-page-layout-name="AL2T1" xml:id="id66" draw:id="id66">
        <office:forms form:automatic-focus="false" form:apply-design-mode="false"/>
        <draw:frame presentation:style-name="pr3" draw:layer="layout" svg:width="18.45cm" svg:height="2.545cm" svg:x="0.6cm" svg:y="1.2cm" presentation:class="title" presentation:user-transformed="true">
          <draw:text-box>
            <text:p>Grundkonzept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67" text:id="id67">Enge Verknüpfung von Übung und Vorlesung</text:p>
                <text:list>
                  <text:list-item>
                    <text:p xml:id="id68" text:id="id68">Aufgaben passen zu Vorlesungsinhalten</text:p>
                    <text:list>
                      <text:list-item>
                        <text:p xml:id="id69" text:id="id69">Programmierkonzepte</text:p>
                      </text:list-item>
                      <text:list-item>
                        <text:p xml:id="id70" text:id="id70">Vokabular</text:p>
                      </text:list-item>
                    </text:list>
                  </text:list-item>
                  <text:list-item>
                    <text:p xml:id="id71" text:id="id71">Hilfestellungen passen zu Aufgaben</text:p>
                    <text:list>
                      <text:list-item>
                        <text:p xml:id="id72" text:id="id72">Alle notwendigen Inhalte werden erklärt</text:p>
                      </text:list-item>
                      <text:list-item>
                        <text:p xml:id="id73" text:id="id73">Vokabula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1" anim:sub-item="text" smil:attributeName="visibility" smil:to="visible"/>
                  <anim:transitionFilter smil:dur="0.5s" smil:targetElement="id7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2" anim:sub-item="text" smil:attributeName="visibility" smil:to="visible"/>
                  <anim:transitionFilter smil:dur="0.5s" smil:targetElement="id7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3" anim:sub-item="text" smil:attributeName="visibility" smil:to="visible"/>
                  <anim:transitionFilter smil:dur="0.5s" smil:targetElement="id7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Vorlage_5f_Impress_5f_Präsentation1" presentation:presentation-page-layout-name="AL2T1" xml:id="id74" draw:id="id74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Umsetzung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 xml:id="id75" text:id="id75">Aufteilung in zwei Programme:</text:p>
                <text:list>
                  <text:list-item>
                    <text:p xml:id="id76" text:id="id76">Erstellung von Aufgaben und Inhalten</text:p>
                  </text:list-item>
                  <text:list-item>
                    <text:p xml:id="id77" text:id="id77">Bearbeitung von Aufgaben und Abrufen von Inhalten</text:p>
                  </text:list-item>
                </text:list>
              </text:list-header>
              <text:list-item>
                <text:p xml:id="id78" text:id="id78">Intuitiv bedienbare Entwicklungsumgebung mit</text:p>
                <text:list>
                  <text:list-item>
                    <text:p xml:id="id79" text:id="id79">Aufgabenstellungen, die teilweise nur wenige Zeilen Code erfordern</text:p>
                  </text:list-item>
                  <text:list-item>
                    <text:p xml:id="id80" text:id="id80">Passend formulierten Fehlermeldungen</text:p>
                  </text:list-item>
                  <text:list-item>
                    <text:p xml:id="id81" text:id="id81">Tests</text:p>
                  </text:list-item>
                </text:list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5" anim:sub-item="text" smil:attributeName="visibility" smil:to="visible"/>
                  <anim:transitionFilter smil:dur="0.5s" smil:targetElement="id7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6" anim:sub-item="text" smil:attributeName="visibility" smil:to="visible"/>
                  <anim:transitionFilter smil:dur="0.5s" smil:targetElement="id7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7" anim:sub-item="text" smil:attributeName="visibility" smil:to="visible"/>
                  <anim:transitionFilter smil:dur="0.5s" smil:targetElement="id7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8" anim:sub-item="text" smil:attributeName="visibility" smil:to="visible"/>
                  <anim:transitionFilter smil:dur="0.5s" smil:targetElement="id7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79" anim:sub-item="text" smil:attributeName="visibility" smil:to="visible"/>
                  <anim:transitionFilter smil:dur="0.5s" smil:targetElement="id7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0" anim:sub-item="text" smil:attributeName="visibility" smil:to="visible"/>
                  <anim:transitionFilter smil:dur="0.5s" smil:targetElement="id8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1" anim:sub-item="text" smil:attributeName="visibility" smil:to="visible"/>
                  <anim:transitionFilter smil:dur="0.5s" smil:targetElement="id8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Vorlage_5f_Impress_5f_Präsentation1" presentation:presentation-page-layout-name="AL2T1" xml:id="id82" draw:id="id82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Umsetzung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 xml:id="id83" text:id="id83">Einfach zu erreichende Wissensdatenbank mit</text:p>
                <text:list>
                  <text:list-item>
                    <text:p xml:id="id84" text:id="id84">Erklärungen der Programmierkonzepte</text:p>
                  </text:list-item>
                  <text:list-item>
                    <text:p xml:id="id85" text:id="id85">Links zu den Erklärungen in Aufgabenstellungen und Fehlermeldungen</text:p>
                  </text:list-item>
                </text:list>
              </text:list-item>
              <text:list-item>
                <text:p xml:id="id86" text:id="id86">Verteilung der Inhalte:</text:p>
                <text:list>
                  <text:list-item>
                    <text:p xml:id="id87" text:id="id87">Wissensdatenbank vorab integriert</text:p>
                  </text:list-item>
                  <text:list-item>
                    <text:p xml:id="id88" text:id="id88">Aufgaben in Gruppen importierbar</text:p>
                  </text:list-item>
                </text:list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3" anim:sub-item="text" smil:attributeName="visibility" smil:to="visible"/>
                  <anim:transitionFilter smil:dur="0.5s" smil:targetElement="id8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4" anim:sub-item="text" smil:attributeName="visibility" smil:to="visible"/>
                  <anim:transitionFilter smil:dur="0.5s" smil:targetElement="id8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5" anim:sub-item="text" smil:attributeName="visibility" smil:to="visible"/>
                  <anim:transitionFilter smil:dur="0.5s" smil:targetElement="id8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6" anim:sub-item="text" smil:attributeName="visibility" smil:to="visible"/>
                  <anim:transitionFilter smil:dur="0.5s" smil:targetElement="id8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7" anim:sub-item="text" smil:attributeName="visibility" smil:to="visible"/>
                  <anim:transitionFilter smil:dur="0.5s" smil:targetElement="id8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88" anim:sub-item="text" smil:attributeName="visibility" smil:to="visible"/>
                  <anim:transitionFilter smil:dur="0.5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Vorlage_5f_Impress_5f_Präsentation1" presentation:presentation-page-layout-name="AL2T1" xml:id="id89" draw:id="id89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Umsetzung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header>
                <text:p xml:id="id90" text:id="id90">Fehlermeldungen entstehen in</text:p>
              </text:list-header>
              <text:list-item>
                <text:p xml:id="id91" text:id="id91">Precompiler</text:p>
                <text:list>
                  <text:list-item>
                    <text:p xml:id="id92" text:id="id92">Fehlererkennung auf abstraktem Syntaxbaum</text:p>
                  </text:list-item>
                  <text:list-item>
                    <text:p xml:id="id93" text:id="id93">Bessere Unterscheidung</text:p>
                  </text:list-item>
                </text:list>
              </text:list-item>
              <text:list-item>
                <text:p xml:id="id94" text:id="id94">Compiler</text:p>
                <text:list>
                  <text:list-item>
                    <text:p xml:id="id95" text:id="id95">Verarbeitung der Kompilierfehler von Java</text:p>
                  </text:list-item>
                  <text:list-item>
                    <text:p xml:id="id96" text:id="id96">Notwendig für Ausführbarkeit</text:p>
                  </text:list-item>
                </text:list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0" anim:sub-item="text" smil:attributeName="visibility" smil:to="visible"/>
                  <anim:transitionFilter smil:dur="0.5s" smil:targetElement="id9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1" anim:sub-item="text" smil:attributeName="visibility" smil:to="visible"/>
                  <anim:transitionFilter smil:dur="0.5s" smil:targetElement="id9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2" anim:sub-item="text" smil:attributeName="visibility" smil:to="visible"/>
                  <anim:transitionFilter smil:dur="0.5s" smil:targetElement="id9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3" anim:sub-item="text" smil:attributeName="visibility" smil:to="visible"/>
                  <anim:transitionFilter smil:dur="0.5s" smil:targetElement="id9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4" anim:sub-item="text" smil:attributeName="visibility" smil:to="visible"/>
                  <anim:transitionFilter smil:dur="0.5s" smil:targetElement="id9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5" anim:sub-item="text" smil:attributeName="visibility" smil:to="visible"/>
                  <anim:transitionFilter smil:dur="0.5s" smil:targetElement="id9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6" anim:sub-item="text" smil:attributeName="visibility" smil:to="visible"/>
                  <anim:transitionFilter smil:dur="0.5s" smil:targetElement="id9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Vorlage_5f_Impress_5f_Präsentation1" presentation:presentation-page-layout-name="AL2T1" xml:id="id97" draw:id="id97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Umsetzung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98" text:id="id98">JavaFX</text:p>
                <text:list>
                  <text:list-item>
                    <text:p xml:id="id99" text:id="id99">Grafik- und Medien-API</text:p>
                  </text:list-item>
                  <text:list-item>
                    <text:p xml:id="id100" text:id="id100">Seit Java SE 7 Nachfolger von Swing</text:p>
                  </text:list-item>
                </text:list>
              </text:list-item>
              <text:list-item>
                <text:p xml:id="id101" text:id="id101">RichTextFX: Erweitertes Styling in JavaFX</text:p>
              </text:list-item>
              <text:list-item>
                <text:p xml:id="id102" text:id="id102">JavaParser: Arbeit auf abstraktem Syntaxbaum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8" anim:sub-item="text" smil:attributeName="visibility" smil:to="visible"/>
                  <anim:transitionFilter smil:dur="0.5s" smil:targetElement="id9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99" anim:sub-item="text" smil:attributeName="visibility" smil:to="visible"/>
                  <anim:transitionFilter smil:dur="0.5s" smil:targetElement="id9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0" anim:sub-item="text" smil:attributeName="visibility" smil:to="visible"/>
                  <anim:transitionFilter smil:dur="0.5s" smil:targetElement="id10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1" anim:sub-item="text" smil:attributeName="visibility" smil:to="visible"/>
                  <anim:transitionFilter smil:dur="0.5s" smil:targetElement="id10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2" anim:sub-item="text" smil:attributeName="visibility" smil:to="visible"/>
                  <anim:transitionFilter smil:dur="0.5s" smil:targetElement="id10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Vorlage_5f_Impress_5f_Präsentation1" presentation:presentation-page-layout-name="AL2T1" xml:id="id103" draw:id="id103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Live-Demo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104" text:id="id104">Erster Start des Programms</text:p>
              </text:list-item>
              <text:list-item>
                <text:p xml:id="id105" text:id="id105">Erklärung der grafischen Benutzeroberfläche</text:p>
              </text:list-item>
              <text:list-item>
                <text:p xml:id="id106" text:id="id106">Importieren und Bearbeiten von Aufgaben</text:p>
              </text:list-item>
              <text:list-item>
                <text:p xml:id="id107" text:id="id107">Fehlermeldungen und die Wissensdatenbank</text:p>
              </text:list-item>
              <text:list-item>
                <text:p xml:id="id108" text:id="id108">Ändern einer Aufgabenstellung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4" anim:sub-item="text" smil:attributeName="visibility" smil:to="visible"/>
                  <anim:transitionFilter smil:dur="0.5s" smil:targetElement="id10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5" anim:sub-item="text" smil:attributeName="visibility" smil:to="visible"/>
                  <anim:transitionFilter smil:dur="0.5s" smil:targetElement="id10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6" anim:sub-item="text" smil:attributeName="visibility" smil:to="visible"/>
                  <anim:transitionFilter smil:dur="0.5s" smil:targetElement="id10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7" anim:sub-item="text" smil:attributeName="visibility" smil:to="visible"/>
                  <anim:transitionFilter smil:dur="0.5s" smil:targetElement="id10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08" anim:sub-item="text" smil:attributeName="visibility" smil:to="visible"/>
                  <anim:transitionFilter smil:dur="0.5s" smil:targetElement="id10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Vorlage_5f_Impress_5f_Präsentation1" presentation:presentation-page-layout-name="AL2T1" xml:id="id109" draw:id="id109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Nutzungserfahrungen</text:p>
          </draw:text-box>
        </draw:frame>
        <draw:frame presentation:style-name="pr4" draw:layer="layout" svg:width="22.859cm" svg:height="11.048cm" svg:x="1.27cm" svg:y="4.457cm" presentation:class="outline">
          <draw:text-box>
            <text:list text:style-name="L2">
              <text:list-item>
                <text:p xml:id="id110" text:id="id110">Evaluationsergebnisse:</text:p>
                <text:list>
                  <text:list-item>
                    <text:p xml:id="id111" text:id="id111">Grafische Oberfläche durchweg gute Ergebnisse</text:p>
                  </text:list-item>
                  <text:list-item>
                    <text:p xml:id="id112" text:id="id112">Inhaltliche Bewertung durchschnittlich</text:p>
                    <text:list>
                      <text:list-item>
                        <text:p xml:id="id113" text:id="id113">Muss ohnehin an die Vorlesung angepasst werden</text:p>
                      </text:list-item>
                    </text:list>
                  </text:list-item>
                  <text:list-item>
                    <text:p xml:id="id114" text:id="id114">Sehr gutes Feedback für Wissensdatenbank</text:p>
                    <text:list>
                      <text:list-item>
                        <text:p xml:id="id115" text:id="id115">Kann auch in anderen Bereichen angewendet werden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0" anim:sub-item="text" smil:attributeName="visibility" smil:to="visible"/>
                  <anim:transitionFilter smil:dur="0.5s" smil:targetElement="id1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1" anim:sub-item="text" smil:attributeName="visibility" smil:to="visible"/>
                  <anim:transitionFilter smil:dur="0.5s" smil:targetElement="id1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2" anim:sub-item="text" smil:attributeName="visibility" smil:to="visible"/>
                  <anim:transitionFilter smil:dur="0.5s" smil:targetElement="id11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3" anim:sub-item="text" smil:attributeName="visibility" smil:to="visible"/>
                  <anim:transitionFilter smil:dur="0.5s" smil:targetElement="id1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4" anim:sub-item="text" smil:attributeName="visibility" smil:to="visible"/>
                  <anim:transitionFilter smil:dur="0.5s" smil:targetElement="id1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5" anim:sub-item="text" smil:attributeName="visibility" smil:to="visible"/>
                  <anim:transitionFilter smil:dur="0.5s" smil:targetElement="id1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Vorlage_5f_Impress_5f_Präsentation1" presentation:presentation-page-layout-name="AL2T1" xml:id="id116" draw:id="id116">
        <office:forms form:automatic-focus="false" form:apply-design-mode="false"/>
        <draw:frame presentation:style-name="pr6" draw:layer="layout" svg:width="18.45cm" svg:height="2.545cm" svg:x="0.55cm" svg:y="1.2cm" presentation:class="title">
          <draw:text-box>
            <text:p>Nutzungserfahrungen</text:p>
          </draw:text-box>
        </draw:frame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header>
                <text:p xml:id="id117" text:id="id117">Ergebnis:</text:p>
              </text:list-header>
              <text:list-item>
                <text:p xml:id="id118" text:id="id118">Konzept wird gut aufgenommen</text:p>
              </text:list-item>
              <text:list-item>
                <text:p xml:id="id119" text:id="id119">Inhalte müssen überarbeitet werden</text:p>
              </text:list-item>
              <text:list-item>
                <text:p xml:id="id120" text:id="id120">Grundlage für die Anwendung in der Praxis ist vorhanden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7" anim:sub-item="text" smil:attributeName="visibility" smil:to="visible"/>
                  <anim:transitionFilter smil:dur="0.5s" smil:targetElement="id11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8" anim:sub-item="text" smil:attributeName="visibility" smil:to="visible"/>
                  <anim:transitionFilter smil:dur="0.5s" smil:targetElement="id11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19" anim:sub-item="text" smil:attributeName="visibility" smil:to="visible"/>
                  <anim:transitionFilter smil:dur="0.5s" smil:targetElement="id11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025s" smil:fill="hold" smil:targetElement="id120" anim:sub-item="text" smil:attributeName="visibility" smil:to="visible"/>
                  <anim:transitionFilter smil:dur="0.5s" smil:targetElement="id12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Vorlage_5f_Impress_5f_Präsentation1" presentation:presentation-page-layout-name="AL3T32" xml:id="id121" draw:id="id121">
        <office:forms form:automatic-focus="false" form:apply-design-mode="false"/>
        <draw:frame presentation:style-name="pr8" draw:layer="layout" svg:width="18.45cm" svg:height="14.304cm" svg:x="3.475cm" svg:y="2.373cm" presentation:class="subtitle" presentation:user-transformed="true">
          <draw:text-box>
            <text:p>Fragen/Diskussion</text:p>
          </draw:text-box>
        </draw:frame>
        <anim:par presentation:node-type="timing-root">
          <anim:par smil:begin="id1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style:use-window-font-color="true" style:text-outline="false" style:text-line-through-style="none" fo:font-family="Arial" style:font-family-generic="swiss" style:font-pitch="variable" fo:font-size="29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fo:font-family="Arial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fo:font-family="Arial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fo:font-family="Arial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fo:font-family="Arial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fo:font-family="Arial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fo:font-family="Arial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6pt" style:font-size-asian="26pt" style:font-size-complex="26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4pt" style:font-size-asian="24pt" style:font-size-complex="24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20pt" style:font-size-asian="20pt" style:font-size-complex="20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37cm" fo:padding-top="0cm" fo:padding-bottom="0cm" fo:padding-left="0cm" fo:padding-right="0cm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9c1c2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9c1c2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backgroundobjects">
      <style:graphic-properties svg:stroke-opacity="0%" draw:fill-color="#9c1c26" draw:textarea-vertical-align="middle" draw:auto-grow-height="false" fo:min-height="0.4cm" fo:min-width="24cm" style:protect="position size"/>
    </style:style>
    <style:style style:name="Mpr9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0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letter-kerning="true"/>
    </style:style>
    <style:style style:name="MP5" style:family="paragraph">
      <style:paragraph-properties fo:text-align="start" style:text-autospace="none"/>
    </style:style>
    <style:style style:name="MP6" style:family="paragraph">
      <style:paragraph-properties fo:text-align="center" style:text-autospace="none"/>
      <style:text-properties fo:color="#000000" fo:font-family="Arial" style:font-family-generic="swiss" fo:font-size="10pt" style:letter-kerning="true"/>
    </style:style>
    <style:style style:name="MP7" style:family="paragraph">
      <style:text-properties fo:color="#ffffff" fo:font-weight="bold" style:font-weight-asian="bold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fo:font-family="Arial" style:font-family-generic="swiss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ffffff" fo:font-weight="bold" style:font-weight-asian="bold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8-01-25">25.01.18</text:date></text:span><text:span text:style-name="MT2"> <text:s/>| <text:s/>Jan Skorvan <text:s/>| <text:s/>Bachelor-Thesis <text:s/>| <text:s/>System für Programmieraufgaben für Java-Einsteiger <text:s/>| <text:s/></text:span><text:span text:style-name="MT2"><text:page-number>&lt;Nummer&gt;</text:page-number></text:span></text:p>
        </draw:text-box>
      </draw:frame>
      <draw:custom-shape presentation:style-name="Mpr2" draw:text-style-name="MP3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4" draw:layer="backgroundobjects" svg:x1="0.7cm" svg:y1="6.84cm" svg:x2="24.7cm" svg:y2="6.84cm">
        <text:p/>
      </draw:line>
      <draw:line presentation:style-name="Mpr3" draw:text-style-name="MP3" draw:layer="backgroundobjects" svg:x1="0.7cm" svg:y1="1.04cm" svg:x2="24.7cm" svg:y2="1.04cm">
        <text:p/>
      </draw:line>
      <draw:frame draw:style-name="Mgr5" draw:text-style-name="MP3" draw:layer="backgroundobjects" svg:width="5.2cm" svg:height="2.2cm" svg:x="19.91cm" svg:y="2.14cm">
        <draw:image xlink:href="Pictures/200000080000144F0000089683C4D963.svm" xlink:type="simple" xlink:show="embed" xlink:actuate="onLoad">
          <text:p/>
        </draw:image>
      </draw:frame>
      <draw:frame presentation:style-name="Mpr4" draw:layer="backgroundobjects" svg:width="21.8cm" svg:height="2.569cm" svg:x="1cm" svg:y="1.241cm" presentation:class="title">
        <draw:text-box>
          <text:p>Format des <text:s/>durch Klicken bearbeiten</text:p>
        </draw:text-box>
      </draw:frame>
      <draw:frame draw:style-name="Mgr6" draw:text-style-name="MP7" draw:layer="backgroundobjects" svg:width="18.45cm" svg:height="2.37cm" svg:x="0.95cm" svg:y="5.2cm">
        <draw:text-box>
          <text:p><text:span text:style-name="MT3">Vortrag zur Bachelor-Thesis von Jan Skorvan</text:span></text:p>
        </draw:text-box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55cm" svg:y="-1.12cm" presentation:class="title">
        <draw:text-box>
          <text:p>Format des Titeltextes durch Klicken bearbeiten</text:p>
        </draw:text-box>
      </draw:frame>
      <draw:frame presentation:style-name="Vorlage_5f_Impress_5f_Präsentation1-outline1" draw:layer="backgroundobjects" svg:width="22.859cm" svg:height="11.048cm" svg:x="1.27cm" svg:y="4.457cm" presentation:class="outline" presentation:placeholder="true">
        <draw:text-box/>
      </draw:frame>
      <draw:custom-shape presentation:style-name="Mpr8" draw:text-style-name="MP3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.7cm" svg:y1="1.04cm" svg:x2="24.7cm" svg:y2="1.04cm">
        <text:p/>
      </draw:line>
      <draw:line draw:style-name="Mgr7" draw:text-style-name="MP4" draw:layer="backgroundobjects" svg:x1="0.7cm" svg:y1="4.03cm" svg:x2="24.7cm" svg:y2="4.03cm">
        <text:p/>
      </draw:line>
      <draw:frame draw:style-name="Mgr5" draw:text-style-name="MP3" draw:layer="backgroundobjects" svg:width="5.2cm" svg:height="2.2cm" svg:x="19.91cm" svg:y="1.42cm">
        <draw:image xlink:href="Pictures/200000080000144F0000089683C4D963.svm" xlink:type="simple" xlink:show="embed" xlink:actuate="onLoad">
          <text:p/>
        </draw:image>
      </draw:frame>
      <draw:line draw:style-name="Mgr3" draw:text-style-name="MP4" draw:layer="backgroundobjects" svg:x1="0.7cm" svg:y1="17.66cm" svg:x2="24.7cm" svg:y2="17.66cm">
        <text:p/>
      </draw:line>
      <draw:frame draw:style-name="Mgr4" draw:text-style-name="MP6" draw:layer="backgroundobjects" svg:width="20.288cm" svg:height="0.64cm" svg:x="0.71cm" svg:y="18.03cm">
        <draw:text-box>
          <text:p text:style-name="MP5"><text:span text:style-name="MT2"><text:date style:data-style-name="D1" text:date-value="2018-01-25">25.01.18</text:date></text:span><text:span text:style-name="MT2"> <text:s/>| <text:s/>Jan Skorvan <text:s/>| <text:s/>Bachelor-Thesis <text:s/>| <text:s/>System für Programmieraufgaben für Java-Einsteiger <text:s/>| <text:s/></text:span><text:span text:style-name="MT2"><text:page-number>&lt;Nummer&gt;</text:page-number></text:span></text:p>
        </draw:text-box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1-18T15:05:44.84</meta:creation-date>
    <meta:editing-duration>PT14H32M12S</meta:editing-duration>
    <meta:editing-cycles>29</meta:editing-cycles>
    <meta:generator>OpenOffice/4.1.2$Win32 OpenOffice.org_project/412m3$Build-9782</meta:generator>
    <meta:initial-creator>Jan Skorvan</meta:initial-creator>
    <dc:date>2018-01-25T10:53:55.88</dc:date>
    <meta:document-statistic meta:object-count="115"/>
  </office:meta>
</office:document-meta>
</file>